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008577"/>
      <style:paragraph-properties fo:text-align="center"/>
      <style:text-properties fo:color="#ffffff"/>
    </style:style>
    <style:style style:name="P3" style:family="paragraph">
      <loext:graphic-properties draw:fill-color="#ffffff"/>
    </style:style>
    <style:style style:name="T1" style:family="text">
      <style:text-properties fo:color="#ffffff"/>
    </style:style>
    <style:style style:name="gr1" style:family="graphic">
      <style:graphic-properties draw:fill-color="#008577" draw:textarea-horizontal-align="justify" draw:textarea-vertical-align="middle" draw:auto-grow-height="false" fo:min-height="0.3598in" fo:min-width="2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8577" draw:fill-color="#ffffff" draw:textarea-horizontal-align="justify" draw:textarea-vertical-align="middle" draw:auto-grow-height="false" fo:min-height="2.6028in" fo:min-width="2.65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ustom-shape text:anchor-type="paragraph" draw:z-index="0" draw:name="Shape1" draw:style-name="gr1" draw:text-style-name="P2" svg:width="2.6567in" svg:height="0.3598in" svg:x="1.3319in" svg:y="0.1252in"><text:p text:style-name="P1"><text:span text:style-name="T1">Student Info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" draw:name="Shape2" draw:style-name="gr2" draw:text-style-name="P3" svg:width="2.6539in" svg:height="2.6031in" svg:x="1.3346in" svg:y="0.0693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3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3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fo:font-size="12pt"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1:48:24.461257083</meta:creation-date>
    <dc:date>2018-11-10T01:57:08.037528411</dc:date>
    <meta:editing-duration>PT8M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3.2$Linux_X86_64 LibreOffice_project/10$Build-2</meta:generator>
  </office:meta>
</office:document-meta>
</file>